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Lohit Devanagari"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BB-ADS1262-Rev.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5" table:default-cell-style-name="ce4"/>
        <table:table-column table:style-name="co6" table:number-columns-repeated="57" table:default-cell-style-name="ce4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HN1x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HN1x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СЪЕДИНИТЕЛ BH10S (B-D-02x5-LF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3</text:p>
          </table:table-cell>
          <table:table-cell table:style-name="ce2" office:value-type="string" calcext:value-type="string">
            <text:p>UEXT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С ADS1262IP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SSOP28-PW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N1x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2</text:p>
          </table:table-cell>
          <table:table-cell table:style-name="ce2" office:value-type="string" calcext:value-type="string">
            <text:p>HN1x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 text:c="2"/>SMD КОНД 0603 100 NF X7R 50VDC 1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3,C1,C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603 1 UF 10V X5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4,C6,C21,C2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4.7 NF X7R 50VDC 1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1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603 22 UF 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8, C19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ДИОД 1N5819 (S4 SOD-123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,D3</text:p>
          </table:table-cell>
          <table:table-cell table:style-name="ce2" office:value-type="string" calcext:value-type="string">
            <text:p>SOD-123_K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B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L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НД CL10 UH SD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D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9.1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1.05 K 1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8,R28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5.6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С MT3608 2-24V 2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T23-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С AP2127K-ADJ (SOT23-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08:42:37.346247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08:43:35.229208317</dc:date>
    <meta:editing-duration>PT6M20S</meta:editing-duration>
    <meta:editing-cycles>5</meta:editing-cycles>
    <meta:generator>LibreOffice/6.4.6.2$Linux_X86_64 LibreOffice_project/40$Build-2</meta:generator>
    <meta:document-statistic meta:table-count="1" meta:cell-count="72" meta:object-count="0"/>
  </office:meta>
</office:document-meta>
</file>